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n>2</mn>
        <mo stretchy="false">+</mo>
        <mn>6</mn>
      </mrow>
      <mo stretchy="false">=</mo>
      <mn>10</mn>
    </mrow>
    <annotation encoding="StarMath 5.0">2 + 6 = 10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24:39.183365887</meta:creation-date>
    <dc:date>2023-05-22T19:56:19.080699842</dc:date>
    <meta:editing-duration>PT1M16S</meta:editing-duration>
    <meta:editing-cycles>2</meta:editing-cycles>
    <meta:generator>LibreOffice/7.3.7.2$Linux_X86_64 LibreOffice_project/30$Build-2</meta:generator>
  </office:meta>
</office:document-meta>
</file>